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Status.addResponse( MultiStatus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tatus.addResourceProperties( DavResource resource , DavPropertyNameSet propNameSet , int propFindType , int dep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Status.toXml( Document doc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ultiStatus.getResponse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tatus.addResourceProperties( DavResource resource , DavPropertyNameSet propNameSet , int dep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tatus.getRespon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tatus.setResponseDescription( String response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tatus.addResourceStatus( DavResource resource , int status , int dep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Status.createFromXml( Element multistatus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